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580000025834D8E79B108951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932cm" svg:height="16.932cm" svg:x="2.033cm" svg:y="6.383cm">
          <draw:image xlink:href="Pictures/10000200000002580000025834D8E79B1089518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5.0.2.2$Windows_x86 LibreOffice_project/37b43f919e4de5eeaca9b9755ed688758a8251fe</meta:generator>
  </office:meta>
</office:document-meta>
</file>